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5000001016F0811555D3FE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5.219cm" draw:z-index="0"><draw:image xlink:href="Pictures/1000020100000345000001016F0811555D3FEA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1:48:48.129491074</meta:creation-date>
    <dc:date>2016-06-05T17:47:02.855856997</dc:date>
    <meta:editing-duration>PT2M23S</meta:editing-duration>
    <meta:editing-cycles>3</meta:editing-cycles>
    <meta:generator>LibreOffice/5.1.3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